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ys text" svg:font-family="'ys text', arial, sans-serif"/>
  </office:font-face-decls>
  <office:automatic-styles>
    <style:style style:name="Таблица1" style:family="table">
      <style:table-properties style:width="17.381cm" fo:margin-left="-0.191cm" fo:margin-top="0cm" fo:margin-bottom="0cm" table:align="left" style:writing-mode="lr-tb"/>
    </style:style>
    <style:style style:name="Таблица1.A" style:family="table-column">
      <style:table-column-properties style:column-width="7.666cm"/>
    </style:style>
    <style:style style:name="Таблица1.B" style:family="table-column">
      <style:table-column-properties style:column-width="4.334cm"/>
    </style:style>
    <style:style style:name="Таблица1.C" style:family="table-column">
      <style:table-column-properties style:column-width="5.382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style>
    <style:style style:name="P1" style:family="paragraph" style:parent-style-name="Heading_20_2">
      <style:paragraph-properties fo:break-before="page"/>
      <style:text-properties officeooo:paragraph-rsid="0010268c"/>
    </style:style>
    <style:style style:name="P2" style:family="paragraph" style:parent-style-name="Heading_20_2">
      <style:text-properties officeooo:paragraph-rsid="0010268c"/>
    </style:style>
    <style:style style:name="P3" style:family="paragraph" style:parent-style-name="Standard">
      <style:paragraph-properties fo:line-height="150%" fo:text-align="center" style:justify-single-word="false"/>
      <style:text-properties fo:font-size="14pt" officeooo:paragraph-rsid="0010268c" style:font-size-asian="14pt" style:font-size-complex="14pt"/>
    </style:style>
    <style:style style:name="P4" style:family="paragraph" style:parent-style-name="Standard">
      <style:paragraph-properties fo:margin-left="0cm" fo:margin-right="0cm" fo:line-height="150%" fo:text-align="justify" style:justify-single-word="false" fo:text-indent="1.249cm" style:auto-text-indent="false"/>
      <style:text-properties style:font-name="Times New Roman" fo:font-size="14pt" officeooo:paragraph-rsid="0010268c" style:font-size-asian="14pt" style:font-name-complex="Times New Roman2" style:font-size-complex="14pt"/>
    </style:style>
    <style:style style:name="P5" style:family="paragraph" style:parent-style-name="Standard">
      <style:paragraph-properties fo:margin-left="0cm" fo:margin-right="0cm" fo:line-height="150%" fo:text-align="justify" style:justify-single-word="false" fo:text-indent="1.249cm" style:auto-text-indent="false"/>
      <style:text-properties style:font-name="Times New Roman" fo:font-size="14pt" officeooo:rsid="001bc222" officeooo:paragraph-rsid="001bc222" style:font-size-asian="14pt" style:font-name-complex="Times New Roman2" style:font-size-complex="14pt"/>
    </style:style>
    <style:style style:name="P6" style:family="paragraph" style:parent-style-name="Standard">
      <style:paragraph-properties fo:margin-left="0cm" fo:margin-right="0cm" fo:line-height="150%" fo:text-align="justify" style:justify-single-word="false" fo:hyphenation-ladder-count="no-limit" fo:text-indent="1.251cm" style:auto-text-indent="false" style:vertical-align="auto"/>
      <style:text-properties style:font-name="Times New Roman" fo:font-size="14pt" fo:font-weight="bold" officeooo:paragraph-rsid="0010268c" style:font-size-asian="14pt" style:font-weight-asian="bold" style:font-name-complex="Times New Roman2" style:font-size-complex="14pt" style:font-weight-complex="bold" fo:hyphenate="true" fo:hyphenation-remain-char-count="2" fo:hyphenation-push-char-count="2" loext:hyphenation-no-caps="false"/>
    </style:style>
    <style:style style:name="P7" style:family="paragraph" style:parent-style-name="Standard">
      <style:paragraph-properties fo:margin-left="0cm" fo:margin-right="0cm" fo:line-height="150%" fo:text-align="justify" style:justify-single-word="false" fo:hyphenation-ladder-count="no-limit" fo:text-indent="1.251cm" style:auto-text-indent="false" style:vertical-align="auto"/>
      <style:text-properties officeooo:rsid="00180073" officeooo:paragraph-rsid="00180073" fo:hyphenate="true" fo:hyphenation-remain-char-count="2" fo:hyphenation-push-char-count="2" loext:hyphenation-no-caps="false"/>
    </style:style>
    <style:style style:name="P8" style:family="paragraph" style:parent-style-name="Standard_20__28_user_29_">
      <style:paragraph-properties fo:line-height="150%" fo:text-align="center" style:justify-single-word="false"/>
      <style:text-properties fo:text-transform="uppercase" fo:font-size="14pt" fo:font-weight="bold" officeooo:paragraph-rsid="0010268c" style:font-size-asian="14pt" style:language-asian="ru" style:country-asian="RU" style:font-weight-asian="bold" style:font-size-complex="14pt" style:language-complex="ar" style:country-complex="SA"/>
    </style:style>
    <style:style style:name="P9" style:family="paragraph" style:parent-style-name="Standard_20__28_user_29_">
      <style:paragraph-properties fo:line-height="150%" fo:text-align="center" style:justify-single-word="false"/>
      <style:text-properties fo:font-size="14pt" fo:font-weight="bold" officeooo:paragraph-rsid="0010268c" style:font-size-asian="14pt" style:language-asian="ru" style:country-asian="RU" style:font-weight-asian="bold" style:font-size-complex="14pt" style:language-complex="ar" style:country-complex="SA"/>
    </style:style>
    <style:style style:name="P10" style:family="paragraph" style:parent-style-name="Standard_20__28_user_29_">
      <style:paragraph-properties fo:text-align="center" style:justify-single-word="false"/>
      <style:text-properties officeooo:paragraph-rsid="0010268c" style:language-asian="ru" style:country-asian="RU" style:font-size-complex="14pt" style:language-complex="ar" style:country-complex="SA"/>
    </style:style>
    <style:style style:name="P11" style:family="paragraph" style:parent-style-name="Standard_20__28_user_29_">
      <style:paragraph-properties fo:text-align="center" style:justify-single-word="false"/>
      <style:text-properties officeooo:paragraph-rsid="0010268c" style:language-asian="ru" style:country-asian="RU" style:font-size-complex="14pt" style:language-complex="ar" style:country-complex="SA" style:font-weight-complex="bold"/>
    </style:style>
    <style:style style:name="P12" style:family="paragraph" style:parent-style-name="Standard_20__28_user_29_">
      <style:text-properties officeooo:paragraph-rsid="0010268c" style:language-asian="ru" style:country-asian="RU" style:font-size-complex="14pt" style:language-complex="ar" style:country-complex="SA"/>
    </style:style>
    <style:style style:name="P13" style:family="paragraph" style:parent-style-name="Standard_20__28_user_29_">
      <style:paragraph-properties fo:text-align="center" style:justify-single-word="false"/>
      <style:text-properties fo:font-weight="bold" officeooo:paragraph-rsid="0010268c" style:language-asian="ru" style:country-asian="RU" style:font-weight-asian="bold" style:font-size-complex="14pt" style:language-complex="ar" style:country-complex="SA"/>
    </style:style>
    <style:style style:name="P14" style:family="paragraph" style:parent-style-name="Standard_20__28_user_29_">
      <style:paragraph-properties fo:text-align="center" style:justify-single-word="false"/>
      <style:text-properties officeooo:paragraph-rsid="0010268c"/>
    </style:style>
    <style:style style:name="P15" style:family="paragraph" style:parent-style-name="Standard_20__28_user_29_">
      <style:paragraph-properties fo:orphans="0" fo:widows="0"/>
      <style:text-properties officeooo:paragraph-rsid="0010268c"/>
    </style:style>
    <style:style style:name="P16" style:family="paragraph" style:parent-style-name="Standard_20__28_user_29_">
      <style:paragraph-properties fo:margin-left="0cm" fo:margin-right="0cm" fo:orphans="0" fo:widows="0" fo:text-indent="0cm" style:auto-text-indent="false"/>
      <style:text-properties officeooo:paragraph-rsid="0010268c" style:font-size-complex="14pt"/>
    </style:style>
    <style:style style:name="P17" style:family="paragraph" style:parent-style-name="Standard_20__28_user_29_">
      <style:paragraph-properties fo:orphans="0" fo:widows="0"/>
      <style:text-properties officeooo:paragraph-rsid="0010268c" style:font-size-complex="14pt"/>
    </style:style>
    <style:style style:name="P18" style:family="paragraph" style:parent-style-name="Standard_20__28_user_29_">
      <style:paragraph-properties fo:text-align="center" style:justify-single-word="false" fo:orphans="0" fo:widows="0"/>
      <style:text-properties fo:language="en" fo:country="US" officeooo:rsid="001218bb" officeooo:paragraph-rsid="0010268c" style:font-size-complex="14pt"/>
    </style:style>
    <style:style style:name="P19" style:family="paragraph" style:parent-style-name="Text_20_body">
      <style:paragraph-properties fo:margin-left="0cm" fo:margin-right="-0.002cm" fo:margin-top="0.286cm" fo:margin-bottom="0cm" style:contextual-spacing="false" fo:line-height="150%" fo:text-align="justify" style:justify-single-word="false" fo:text-indent="1.251cm" style:auto-text-indent="false"/>
      <style:text-properties fo:font-size="14pt" officeooo:rsid="00118c0f" officeooo:paragraph-rsid="00118c0f" style:font-size-asian="12.25pt" style:font-size-complex="14pt"/>
    </style:style>
    <style:style style:name="P20" style:family="paragraph" style:parent-style-name="Text_20_body_20__28_user_29_">
      <style:text-properties officeooo:rsid="0020cab2" officeooo:paragraph-rsid="0010268c"/>
    </style:style>
    <style:style style:name="P21" style:family="paragraph" style:parent-style-name="Text_20_body_20__28_user_29_">
      <style:text-properties style:font-name="Times New Roman" fo:font-size="14pt" officeooo:rsid="00213060" officeooo:paragraph-rsid="0010268c" style:font-size-asian="14pt" style:font-name-complex="Times New Roman2" style:font-size-complex="14pt"/>
    </style:style>
    <style:style style:name="P22" style:family="paragraph" style:parent-style-name="Text_20_body_20__28_user_29_">
      <style:text-properties style:font-name="Times New Roman" fo:font-size="14pt" fo:font-style="italic" officeooo:rsid="00213060" officeooo:paragraph-rsid="0010268c" style:font-size-asian="14pt" style:font-style-asian="italic" style:font-name-complex="Times New Roman2" style:font-size-complex="14pt" style:font-style-complex="italic"/>
    </style:style>
    <style:style style:name="P23" style:family="paragraph" style:parent-style-name="Text_20_body_20__28_user_29_">
      <style:text-properties officeooo:paragraph-rsid="0010268c"/>
    </style:style>
    <style:style style:name="P24" style:family="paragraph" style:parent-style-name="Text_20_body_20__28_user_29_">
      <style:text-properties officeooo:paragraph-rsid="00118c0f"/>
    </style:style>
    <style:style style:name="P25" style:family="paragraph" style:parent-style-name="Text_20_body_20__28_user_29_">
      <style:text-properties style:font-name="Liberation Serif" fo:font-size="14pt" officeooo:paragraph-rsid="00118c0f" style:font-size-asian="14pt" style:font-size-complex="14pt"/>
    </style:style>
    <style:style style:name="P26" style:family="paragraph" style:parent-style-name="Text_20_body_20__28_user_29_">
      <style:text-properties style:font-name="Liberation Serif" fo:font-size="14pt" officeooo:paragraph-rsid="0012e7a2" style:font-size-asian="14pt" style:font-size-complex="14pt"/>
    </style:style>
    <style:style style:name="P27" style:family="paragraph" style:parent-style-name="Text_20_body_20__28_user_29_">
      <style:text-properties officeooo:paragraph-rsid="00171569"/>
    </style:style>
    <style:style style:name="P28" style:family="paragraph" style:parent-style-name="Text_20_body_20__28_user_29_">
      <style:text-properties officeooo:rsid="00197bd8" officeooo:paragraph-rsid="00197bd8"/>
    </style:style>
    <style:style style:name="P29" style:family="paragraph" style:parent-style-name="Times14_5f_РИО2">
      <style:paragraph-properties fo:margin-left="0cm" fo:margin-right="0cm" fo:line-height="150%" fo:text-align="center" style:justify-single-word="false" fo:text-indent="1.3cm" style:auto-text-indent="false"/>
      <style:text-properties officeooo:paragraph-rsid="0010268c"/>
    </style:style>
    <style:style style:name="T1" style:family="text">
      <style:text-properties style:font-name="Times New Roman" fo:font-size="14pt" style:font-size-asian="14pt" style:font-name-complex="Times New Roman2" style:font-size-complex="14pt"/>
    </style:style>
    <style:style style:name="T2" style:family="text">
      <style:text-properties style:font-name="Times New Roman" fo:font-size="14pt" officeooo:rsid="0014f741" style:font-size-asian="14pt" style:font-name-complex="Times New Roman2" style:font-size-complex="14pt"/>
    </style:style>
    <style:style style:name="T3" style:family="text">
      <style:text-properties style:font-name="Times New Roman" fo:font-size="14pt" fo:font-style="italic" officeooo:rsid="00213060" style:font-size-asian="14pt" style:font-style-asian="italic" style:font-name-complex="Times New Roman2" style:font-size-complex="14pt" style:font-style-complex="italic"/>
    </style:style>
    <style:style style:name="T4" style:family="text">
      <style:text-properties style:font-name="Times New Roman" fo:font-size="14pt" fo:font-style="normal" officeooo:rsid="0015b610" style:font-size-asian="14pt" style:font-style-asian="normal" style:font-name-complex="Times New Roman2" style:font-size-complex="14pt" style:font-style-complex="normal"/>
    </style:style>
    <style:style style:name="T5" style:family="text">
      <style:text-properties style:font-name="Times New Roman" fo:font-size="14pt" fo:font-style="normal" officeooo:rsid="00171569" style:font-size-asian="14pt" style:font-style-asian="normal" style:font-name-complex="Times New Roman2" style:font-size-complex="14pt" style:font-style-complex="normal"/>
    </style:style>
    <style:style style:name="T6" style:family="text">
      <style:text-properties fo:text-transform="uppercase" fo:font-weight="bold" style:language-asian="ru" style:country-asian="RU" style:font-weight-asian="bold" style:language-complex="ar" style:country-complex="SA"/>
    </style:style>
    <style:style style:name="T7" style:family="text">
      <style:text-properties fo:text-transform="uppercase" style:font-size-complex="14pt" style:font-weight-complex="bold"/>
    </style:style>
    <style:style style:name="T8" style:family="text">
      <style:text-properties fo:font-variant="normal" fo:text-transform="none" style:language-asian="ru" style:country-asian="RU" style:font-size-complex="14pt" style:language-complex="ar" style:country-complex="SA" style:font-weight-complex="bold"/>
    </style:style>
    <style:style style:name="T9" style:family="text">
      <style:text-properties fo:font-variant="normal" fo:text-transform="none" fo:color="#1a1a1a" loext:opacity="100%" style:font-name="ys text" fo:font-size="12pt" fo:font-style="normal" fo:font-weight="normal" fo:background-color="#ffffff" loext:char-shading-value="0"/>
    </style:style>
    <style:style style:name="T10" style:family="text">
      <style:text-properties fo:font-variant="normal" fo:text-transform="none" fo:color="#1a1a1a" loext:opacity="100%" style:font-name="Liberation Serif" fo:font-size="14pt" fo:font-style="normal" fo:font-weight="bold" officeooo:rsid="00118c0f" fo:background-color="#ffffff" loext:char-shading-value="0" style:font-size-asian="14pt" style:language-asian="ru" style:country-asian="RU" style:font-weight-asian="bold" style:font-size-complex="14pt" style:language-complex="ar" style:country-complex="SA" style:font-weight-complex="bold"/>
    </style:style>
    <style:style style:name="T11" style:family="text">
      <style:text-properties fo:font-variant="normal" fo:text-transform="none" fo:color="#1a1a1a" loext:opacity="100%" style:font-name="Liberation Serif" fo:font-size="14pt" fo:font-style="normal" fo:font-weight="normal" fo:background-color="#ffffff" loext:char-shading-value="0" style:font-size-asian="14pt" style:font-size-complex="14pt"/>
    </style:style>
    <style:style style:name="T12" style:family="text">
      <style:text-properties fo:font-variant="normal" fo:text-transform="none" fo:color="#1a1a1a" loext:opacity="100%" fo:font-style="normal" fo:font-weight="normal" fo:background-color="#ffffff" loext:char-shading-value="0"/>
    </style:style>
    <style:style style:name="T13" style:family="text">
      <style:text-properties fo:font-variant="normal" fo:text-transform="none" fo:color="#1a1a1a" loext:opacity="100%" fo:font-style="normal" fo:font-weight="normal" officeooo:rsid="00118c0f" fo:background-color="#ffffff" loext:char-shading-value="0"/>
    </style:style>
    <style:style style:name="T14" style:family="text">
      <style:text-properties fo:font-variant="normal" fo:text-transform="none" style:font-name="Liberation Serif" fo:font-weight="normal" style:language-asian="ru" style:country-asian="RU" style:font-weight-asian="normal" style:font-size-complex="14pt" style:language-complex="ar" style:country-complex="SA" style:font-weight-complex="normal"/>
    </style:style>
    <style:style style:name="T15" style:family="text">
      <style:text-properties style:font-size-complex="14pt"/>
    </style:style>
    <style:style style:name="T16" style:family="text">
      <style:text-properties fo:language="en" fo:country="US" style:font-size-complex="14pt"/>
    </style:style>
    <style:style style:name="T17" style:family="text">
      <style:text-properties fo:language="en" fo:country="US" officeooo:rsid="001218bb" style:font-size-complex="14pt"/>
    </style:style>
    <style:style style:name="T18" style:family="text">
      <style:text-properties officeooo:rsid="00118c0f"/>
    </style:style>
    <style:style style:name="T19" style:family="text">
      <style:text-properties fo:font-style="normal" officeooo:rsid="0013deab" style:font-style-asian="normal" style:font-style-complex="normal"/>
    </style:style>
    <style:style style:name="T20" style:family="text">
      <style:text-properties fo:font-style="normal" officeooo:rsid="0015b610" style:font-style-asian="normal" style:font-style-complex="normal"/>
    </style:style>
    <style:style style:name="T21" style:family="text">
      <style:text-properties officeooo:rsid="00132e16"/>
    </style:style>
    <style:style style:name="T22" style:family="text">
      <style:text-properties fo:font-style="italic" style:font-style-asian="italic" style:font-style-complex="italic"/>
    </style:style>
    <style:style style:name="T23" style:family="text">
      <style:text-properties officeooo:rsid="0013deab"/>
    </style:style>
    <style:style style:name="T24" style:family="text">
      <style:text-properties officeooo:rsid="00171569"/>
    </style:style>
    <style:style style:name="T25" style:family="text">
      <style:text-properties officeooo:rsid="00178c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text:tab/><text:span text:style-name="T6">МИНОБРНАУКИ РОССИИ</text:span></text:p>
      <text:p text:style-name="P8">Санкт-Петербургский государственный</text:p>
      <text:p text:style-name="P8">электротехнический университет</text:p>
      <text:p text:style-name="P8">«ЛЭТИ» им. В.И. Ульянова (Ленина)</text:p>
      <text:p text:style-name="P9">Кафедра МО ЭВМ</text:p>
      <text:p text:style-name="P8"/>
      <text:p text:style-name="P10"/>
      <text:p text:style-name="P10"/>
      <text:p text:style-name="P10"/>
      <text:p text:style-name="P10"/>
      <text:p text:style-name="P10"/>
      <text:p text:style-name="P10"/>
      <text:p text:style-name="P29"><text:span text:style-name="Book_20_Title"><text:span text:style-name="T7">отчет</text:span></text:span></text:p>
      <text:p text:style-name="P13">по лабораторной работе №<text:span text:style-name="T18">3</text:span></text:p>
      <text:p text:style-name="P13">по дисциплине «Построение и анализ алгоритмов»</text:p>
      <text:p text:style-name="P14"><text:span text:style-name="Book_20_Title"><text:span text:style-name="T8">Тема:</text:span></text:span><text:span text:style-name="Book_20_Title"><text:span text:style-name="T14"> </text:span></text:span><text:span text:style-name="Book_20_Title"><text:span text:style-name="T10">Кратчайшие пути в графе: коммивояжёр</text:span></text:span></text:p>
      <text:p text:style-name="P10"/>
      <text:p text:style-name="P10"/>
      <text:p text:style-name="P10"/>
      <text:p text:style-name="P10"/>
      <text:p text:style-name="P10"/>
      <text:p text:style-name="P10"/>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5"><text:span text:style-name="T15">Студент гр. </text:span><text:span text:style-name="T16">238</text:span><text:span text:style-name="T17">4</text:span></text:p>
          </table:table-cell>
          <table:table-cell table:style-name="Таблица1.B1" office:value-type="string">
            <text:p text:style-name="P16"/>
          </table:table-cell>
          <table:table-cell table:style-name="Таблица1.A1" office:value-type="string">
            <text:p text:style-name="P18">Лавренова Ю.Д.</text:p>
          </table:table-cell>
        </table:table-row>
        <table:table-row table:style-name="Таблица1.1">
          <table:table-cell table:style-name="Таблица1.A1" office:value-type="string">
            <text:p text:style-name="P17">Преподаватель</text:p>
          </table:table-cell>
          <table:table-cell table:style-name="Таблица1.B2" office:value-type="string">
            <text:p text:style-name="P16"/>
          </table:table-cell>
          <table:table-cell table:style-name="Таблица1.A1" office:value-type="string">
            <text:p text:style-name="P18">Шестопалов Р.П.</text:p>
          </table:table-cell>
        </table:table-row>
      </table:table>
      <text:p text:style-name="P11"/>
      <text:p text:style-name="P11"/>
      <text:p text:style-name="P11">Санкт-Петербург</text:p>
      <text:p text:style-name="P11">2024</text:p>
      <text:h text:style-name="P1" text:outline-level="2"><text:tab/>Цель работы.</text:h>
      <text:p text:style-name="P19">Реализовать методы ветвей и границ и приближенный для решения задачи коммивояжёра.</text:p>
      <text:h text:style-name="P2" text:outline-level="2"><text:bookmark text:name="_Задание."/><text:tab/>Задание.</text:h>
      <text:p text:style-name="P26"><text:span text:style-name="T12">Решить ЗК двумя методами в соответствии с вариантом: </text:span></text:p>
      <text:p text:style-name="P26"><text:span text:style-name="T12">1) Методом ВиГ.</text:span></text:p>
      <text:p text:style-name="P26"><text:span text:style-name="T12">2) Приближённым методом.</text:span><text:line-break/><text:tab/><text:span text:style-name="T12">Дано: матрица весов графа, все веса неотрицательны; стартовая вершина.</text:span><text:line-break/><text:tab/><text:span text:style-name="T12">Найти: путь коммивояжёра (последовательность вершин) и его стоимость.</text:span></text:p>
      <text:p text:style-name="P25"><text:span text:style-name="T13">Вариант 3:</text:span></text:p>
      <text:p text:style-name="P24"><text:span text:style-name="T11">МВиГ: последовательный рост пути + использование для отсечения двух нижних оценок ве́са оставшегося пути: 1) полусуммы весов двух легчайших рёбер по всем кускам; 2) веса МОД. Эвристика выбора дуги — поиск в глубину с учётом веса добавляемой дуги и нижней оценки веса остатка пути.<text:line-break/>Приближённый алгоритм: АМР.<text:line-break/>Замечание к варианту 3. Начинать МВиГ со стартовой вершин</text:span><text:span text:style-name="T9">ы</text:span></text:p>
      <text:p text:style-name="P23"/>
      <text:p text:style-name="P23"/>
      <text:p text:style-name="P23"/>
      <text:p text:style-name="P23"/>
      <text:p text:style-name="P23"/>
      <text:h text:style-name="P2" text:outline-level="2"><text:tab/></text:h>
      <text:p text:style-name="P23"/>
      <text:p text:style-name="P23"/>
      <text:p text:style-name="P23"/>
      <text:p text:style-name="P23"/>
      <text:p text:style-name="P23"/>
      <text:p text:style-name="P23"/>
      <text:p text:style-name="P12"/>
      <text:p text:style-name="P12"/>
      <text:h text:style-name="P2" text:outline-level="2"><text:soft-page-break/><text:tab/>Выполнение работы.</text:h>
      <text:p text:style-name="P20">В ходе решения задач реализованы функции <text:span text:style-name="T21">для решения задачи коммивояжёра двумя методами.</text:span></text:p>
      <text:p text:style-name="P21"><text:span text:style-name="T22">void depth_search(std::vector&lt;std::vector&lt;int&gt;&gt; matrix, std::vector&lt;std::vector&lt;int&gt;&gt; pieces, int weigth, int &amp;total_weight, std::vector&lt;int&gt; &amp;result)</text:span> — <text:span text:style-name="T21">функция, реализующая </text:span><text:span text:style-name="T23">рекурсивный </text:span><text:span text:style-name="T21">алгоритм поиска в глубину в качестве эвристики </text:span><text:span text:style-name="T23">выбора дуги в методе ветвей и границ. В начале формируются «куски» текущего решения и возможные пути из конечной вершины, далее используется функция find_next, которая находит возможные решения на данном этапе методом веса МОД и полусуммой легчайших ребер для определения границы. Далее функция проходится по всем следующим точкам, создаются новые «куски», увеличивается вес текущего решения. Далее, если путь закончился, то идет проверка на минимальность веса, обновляется результат и вес. Иначе вызывается поиск в глубину еще раз. Если вес не меньше, то ветка решения обрывается.</text:span></text:p>
      <text:p text:style-name="P22">int min_weight(std::vector&lt;std::vector&lt;int&gt;&gt; pieces, std::vector&lt;std::vector&lt;int&gt;&gt; matrix, std::vector&lt;std::vector&lt;int&gt;&gt; may_pass) — <text:span text:style-name="T19">функция определяет минимальный вес входящих и исходящих ребер в текущее решение, по все возможным путям решения. И выводит полусумму всех ребер.</text:span></text:p>
      <text:p text:style-name="P27"><text:span text:style-name="T3">int weight_MOD(std::vector&lt;std::vector&lt;int&gt;&gt; matrix, std::vector&lt;std::vector&lt;int&gt;&gt; pieces) — </text:span><text:span text:style-name="T4">функция использует алгоритм </text:span><text:span text:style-name="T5">Краскала</text:span><text:span text:style-name="T4"> для поиска минимального оставного дерева. </text:span><text:span text:style-name="T20">В алгоритме Краскала весь единый список ребер упорядочивается по неубыванию весов ребра. Далее ребра перебираются от ребер с меньшим весом к большему, и очередное ребро добавляется к каркасу, если оно не образовывает цикла с ранее выбранными ребрами. В частности, первым всегда выбирается одно из ребер минимального веса в графе. </text:span>По мере добавления новых ребер компоненты связности будут объединяться, пока не получится одна общая компонента связности. Пронумер<text:span text:style-name="T24">овываются </text:span>все компоненты связности, и для каждой вершины <text:s/>хранит<text:span text:style-name="T24">ся</text:span> номер ее компоненты связности, таким образом, в самом начале для <text:soft-page-break/>каждой вершины номер ее компоненты связности равен номеру самой вершины, а в конце у всех вершин будут одинаковые номера компоненты связности, которой они принадлежал. <text:span text:style-name="T24">Так же прибавляются веса новых ребер — вес МОД увеличивается. </text:span><text:span text:style-name="T4"><text:tab/></text:span></text:p>
      <text:p text:style-name="P27"><text:span text:style-name="T22">void AMP(std::vector&lt;std::vector&lt;int&gt;&gt; matrix, std::vector&lt;int&gt;&amp; result_path, std::vector&lt;std::vector&lt;int&gt;&gt; pieces, int&amp; total)</text:span> — <text:span text:style-name="T24">функция приближенного алгоритма модификации решения. Функция </text:span><text:span text:style-name="T25">п</text:span>олучаем решение: 1-2-3-...-N. Запуска<text:span text:style-name="T25">ется</text:span> цикл модификации решения. Под единичной модификацией <text:span text:style-name="T25">подразумевается</text:span> взятие некоторого города и перемещение его в другое место в цепочке. <text:span text:style-name="T25">Запускается цикл п</text:span>ока <text:span text:style-name="T25">модификации возможны и идет перебор решений. </text:span>Если вес модифицированного решения получился меньше рекорда, <text:span text:style-name="T25">то сохраняется новый текущий путь. <text:s/>Для поиска лучшего модифицированного решения используются методы отсечения границ как для МВиГ.</text:span></text:p>
      <text:p text:style-name="P28">Пример работы программы:</text:p>
      <text:p text:style-name="P28">Matrix size 6</text:p>
      <text:p text:style-name="P28">IN 4 1 6 2 7 </text:p>
      <text:p text:style-name="P28">2 IN 4 10 1 8 </text:p>
      <text:p text:style-name="P28">2 9 IN 4 3 6 </text:p>
      <text:p text:style-name="P28">1 8 1 IN 7 4 </text:p>
      <text:p text:style-name="P28">5 2 7 4 IN 8 </text:p>
      <text:p text:style-name="P28">9 4 3 9 10 IN </text:p>
      <text:p text:style-name="P28">Start 2</text:p>
      <text:p text:style-name="P28">Результат:</text:p>
      <text:p text:style-name="P28">Kommivoyazhor path1: 2 1 3 5 4 6 2 </text:p>
      <text:p text:style-name="P28">cost1 18</text:p>
      <text:p text:style-name="P28">Kommivoyazhor path2: 1 2 6 3 5 4 1 </text:p>
      <text:p text:style-name="P28">cost2 23</text:p>
      <text:p text:style-name="P4"/>
      <text:p text:style-name="P4"/>
      <text:p text:style-name="P5"><text:soft-page-break/>Оценка алгоритмов:</text:p>
      <text:p text:style-name="P5">Метод ветвей и границ: С^n, где С ~ 1,26, n — размер матрицы</text:p>
      <text:p text:style-name="P5">Приближённый алгоритм: экспоненциальная. </text:p>
      <text:p text:style-name="P5">Алгоритм Краскала: О(Mlog(M) + n*n)</text:p>
      <text:p text:style-name="P6"/>
      <text:p text:style-name="P6">Выводы.</text:p>
      <text:p text:style-name="P7"><text:span text:style-name="T2">Б</text:span><text:span text:style-name="T1">ыл изучен метод ветвей и границ для поиска лучшего решения задачи коммивояжера. Использована эвристика поиска в глубину. Реализован приближенный метод модификации решени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ys text" svg:font-family="'ys text',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andard_20__28_user_29_" style:display-name="Standard (user)" style:family="paragraph">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vertical-align="baseline" style:writing-mode="lr-tb"/>
      <style:text-properties style:font-name="Times New Roman" fo:font-family="'Times New Roman'" style:font-family-generic="roman" style:font-pitch="variable" fo:font-size="14pt" style:letter-kerning="true" style:font-name-asian="Times New Roman2" style:font-family-asian="'Times New Roman'" style:font-family-generic-asian="system" style:font-pitch-asian="variable" style:font-size-asian="14pt" style:language-asian="zh" style:country-asian="CN" style:font-name-complex="Times New Roman2" style:font-family-complex="'Times New Roman'" style:font-family-generic-complex="system" style:font-pitch-complex="variable" style:font-size-complex="12pt" style:language-complex="hi" style:country-complex="IN" fo:hyphenate="false" fo:hyphenation-remain-char-count="2" fo:hyphenation-push-char-count="2" loext:hyphenation-no-caps="false"/>
    </style:style>
    <style:style style:name="Times14_5f_РИО2" style:display-name="Times14_РИО2" style:family="paragraph" style:parent-style-name="Standard_20__28_user_29_">
      <style:paragraph-properties fo:line-height="130%" style:vertical-align="auto">
        <style:tab-stops>
          <style:tab-stop style:position="1.251cm"/>
        </style:tab-stops>
      </style:paragraph-properties>
      <style:text-properties style:language-asian="ru" style:country-asian="RU" style:language-complex="ar" style:country-complex="SA"/>
    </style:style>
    <style:style style:name="Heading_20_2" style:display-name="Heading 2" style:family="paragraph" style:parent-style-name="Heading" style:next-style-name="Text_20_body_20__28_user_29_" style:default-outline-level="2" style:list-style-name="" style:class="text">
      <style:paragraph-properties fo:margin-top="0cm" fo:margin-bottom="0cm" style:contextual-spacing="false"/>
      <style:text-properties style:font-name="Times New Roman1" fo:font-family="'Times New Roman'" style:font-family-generic="swiss"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Text_20_body_20__28_user_29_" style:display-name="Text body (user)" style:family="paragraph" style:parent-style-name="Standard_20__28_user_29_"/>
    <style:style style:name="Book_20_Title" style:display-name="Book Title" style:family="text">
      <style:text-properties fo:font-variant="small-caps" fo:letter-spacing="0.009cm" fo:font-weight="bold" style:font-weight-asian="bold"/>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21:52:44.775959802</meta:creation-date>
    <dc:date>2024-04-09T22:50:26.748356995</dc:date>
    <meta:editing-duration>PT25M57S</meta:editing-duration>
    <meta:editing-cycles>9</meta:editing-cycles>
    <meta:generator>LibreOffice/7.3.7.2$Linux_X86_64 LibreOffice_project/30$Build-2</meta:generator>
    <meta:document-statistic meta:table-count="1" meta:image-count="0" meta:object-count="0" meta:page-count="5" meta:paragraph-count="50" meta:word-count="602" meta:character-count="4421" meta:non-whitespace-character-count="3839"/>
  </office:meta>
</office:document-meta>
</file>